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8878in" svg:height="2.1866in" svg:x="8.689in" svg:y="9.7031in">
            <draw:object draw:notify-on-update-of-ranges="Sheet1.B53:Sheet1.B74 Sheet1.I53:Sheet1.I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3154in" svg:height="1.837in" svg:x="8.6488in" svg:y="7.0874in">
            <draw:object draw:notify-on-update-of-ranges="Sheet1.B43:Sheet1.B49 Sheet1.I43:Sheet1.I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.7839in" svg:height="2.252in" svg:x="10.8709in" svg:y="4.8472in">
            <draw:object draw:notify-on-update-of-ranges="Sheet1.B32:Sheet1.B39 Sheet1.I32:Sheet1.I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.9039in" svg:height="2.2516in" svg:x="8.913in" svg:y="2.7736in">
            <draw:object draw:notify-on-update-of-ranges="Sheet1.B18:Sheet1.B28 Sheet1.I18:Sheet1.I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.2043in" svg:height="2.1449in" svg:x="8.7689in" svg:y="0.178in">
            <draw:object draw:notify-on-update-of-ranges="Sheet1.B3:Sheet1.B14 Sheet1.I3:Sheet1.I1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office:value-type="string" calcext:value-type="string">
            <text:p>vgAtte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20:51:51.789252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06T21:07:16.112473452</dc:date>
    <meta:editing-duration>PT1H19M18S</meta:editing-duration>
    <meta:editing-cycles>18</meta:editing-cycles>
    <meta:generator>LibreOffice/4.2.8.2$Linux_X86_64 LibreOffice_project/420m0$Build-2</meta:generator>
    <meta:document-statistic meta:table-count="1" meta:cell-count="58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76cm" svg:height="5.555cm" xlink:href=".." xlink:type="simple" chart:class="chart:line" chart:style-name="ch1">
        <chart:legend chart:legend-position="end" svg:x="7.024cm" svg:y="2.229cm" style:legend-expansion="high" chart:style-name="ch2"/>
        <chart:plot-area chart:style-name="ch3" table:cell-range-address="Sheet1.B53:Sheet1.B74 Sheet1.I53:Sheet1.I74" svg:x="0.197cm" svg:y="0.111cm" svg:width="6.63cm" svg:height="5.333cm">
          <chartooo:coordinate-region svg:x="0.924cm" svg:y="0.31cm" svg:width="5.716cm" svg:height="4.0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3:Sheet1.B74" chart:class="chart:line">
            <chart:data-point chart:repeated="22"/>
          </chart:series>
          <chart:series chart:style-name="ch7" chart:values-cell-range-address="Sheet1.I53:Sheet1.I74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Sheet1.B53:Sheet1.B74</svg:desc>
                </draw:g>
              </table:table-cell>
              <table:table-cell office:value-type="float" office:value="0.803587213320262">
                <text:p>0.803587213320262</text:p>
                <draw:g>
                  <svg:desc>Sheet1.I53:Sheet1.I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22cm" svg:height="4.667cm" xlink:href=".." xlink:type="simple" chart:class="chart:line" chart:style-name="ch1">
        <chart:legend chart:legend-position="end" svg:x="5.57cm" svg:y="1.785cm" style:legend-expansion="high" chart:style-name="ch2"/>
        <chart:plot-area chart:style-name="ch3" table:cell-range-address="Sheet1.B43:Sheet1.B49 Sheet1.I43:Sheet1.I49" svg:x="0.168cm" svg:y="0.093cm" svg:width="5.234cm" svg:height="4.481cm">
          <chartooo:coordinate-region svg:x="0.895cm" svg:y="0.292cm" svg:width="4.413cm" svg:height="3.6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3:Sheet1.B49" chart:class="chart:line">
            <chart:data-point chart:repeated="7"/>
          </chart:series>
          <chart:series chart:style-name="ch7" chart:values-cell-range-address="Sheet1.I43:Sheet1.I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Sheet1.B43:Sheet1.B49</svg:desc>
                </draw:g>
              </table:table-cell>
              <table:table-cell office:value-type="float" office:value="0.627541543250163">
                <text:p>0.627541543250163</text:p>
                <draw:g>
                  <svg:desc>Sheet1.I43:Sheet1.I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2cm" svg:height="5.721cm" xlink:href=".." xlink:type="simple" chart:class="chart:line" chart:style-name="ch1">
        <chart:legend chart:legend-position="end" svg:x="6.76cm" svg:y="2.312cm" style:legend-expansion="high" chart:style-name="ch2"/>
        <chart:plot-area chart:style-name="ch3" table:cell-range-address="Sheet1.B32:Sheet1.B39 Sheet1.I32:Sheet1.I39" svg:x="0.192cm" svg:y="0.114cm" svg:width="6.376cm" svg:height="5.493cm">
          <chartooo:coordinate-region svg:x="0.919cm" svg:y="0.314cm" svg:width="5.555cm" svg:height="4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2:Sheet1.B39" chart:class="chart:line">
            <chart:data-point chart:repeated="8"/>
          </chart:series>
          <chart:series chart:style-name="ch7" chart:values-cell-range-address="Sheet1.I32:Sheet1.I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Sheet1.B32:Sheet1.B39</svg:desc>
                </draw:g>
              </table:table-cell>
              <table:table-cell office:value-type="float" office:value="0.531468234143645">
                <text:p>0.531468234143645</text:p>
                <draw:g>
                  <svg:desc>Sheet1.I32:Sheet1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17cm" svg:height="5.72cm" xlink:href=".." xlink:type="simple" chart:class="chart:line" chart:style-name="ch1">
        <chart:legend chart:legend-position="end" svg:x="7.065cm" svg:y="2.312cm" style:legend-expansion="high" chart:style-name="ch2"/>
        <chart:plot-area chart:style-name="ch3" table:cell-range-address="Sheet1.B18:Sheet1.B28 Sheet1.I18:Sheet1.I28" svg:x="0.198cm" svg:y="0.114cm" svg:width="6.669cm" svg:height="5.492cm">
          <chartooo:coordinate-region svg:x="0.925cm" svg:y="0.313cm" svg:width="5.755cm" svg:height="4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8:Sheet1.B28" chart:class="chart:line">
            <chart:data-point chart:repeated="11"/>
          </chart:series>
          <chart:series chart:style-name="ch7" chart:values-cell-range-address="Sheet1.I18:Sheet1.I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Sheet1.B18:Sheet1.B28</svg:desc>
                </draw:g>
              </table:table-cell>
              <table:table-cell office:value-type="float" office:value="0.725884308558902">
                <text:p>0.725884308558902</text:p>
                <draw:g>
                  <svg:desc>Sheet1.I18:Sheet1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8cm" svg:height="5.449cm" xlink:href=".." xlink:type="simple" chart:class="chart:line" chart:style-name="ch1">
        <chart:legend chart:legend-position="end" svg:x="7.828cm" svg:y="2.176cm" style:legend-expansion="high" chart:style-name="ch2"/>
        <chart:plot-area chart:style-name="ch3" table:cell-range-address="Sheet1.B3:Sheet1.B14 Sheet1.I3:Sheet1.I14" svg:x="0.213cm" svg:y="0.108cm" svg:width="7.402cm" svg:height="5.233cm">
          <chartooo:coordinate-region svg:x="1.125cm" svg:y="0.307cm" svg:width="5.762cm" svg:height="4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3:Sheet1.B14" chart:class="chart:line">
            <chart:data-point chart:repeated="12"/>
          </chart:series>
          <chart:series chart:attached-axis="secondary-y" chart:style-name="ch8" chart:values-cell-range-address="Sheet1.I3:Sheet1.I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Sheet1.B3:Sheet1.B14</svg:desc>
                </draw:g>
              </table:table-cell>
              <table:table-cell office:value-type="float" office:value="0.50478536526269">
                <text:p>0.50478536526269</text:p>
                <draw:g>
                  <svg:desc>Sheet1.I3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